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dt<text:s/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Knecht [7049]</meta:initial-creator>
    <dc:creator>Marie Knecht [7049]</dc:creator>
    <meta:creation-date>2017-01-30T11:55:00Z</meta:creation-date>
    <dc:date>2017-01-30T11:55:00Z</dc:date>
    <meta:print-date>2017-01-30T11:55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